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00 - H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o Am I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Geoff</text:p>
              </text:list-item>
              <text:list-item>
                <text:p>Lifelong nerd and gamer</text:p>
              </text:list-item>
              <text:list-item>
                <text:p>Over 20 years of experience in IT across multiple Technologies</text:p>
              </text:list-item>
              <text:list-item>
                <text:p>Technology is fun, cool, fascinating</text:p>
              </text:list-item>
              <text:list-item>
                <text:p>Share my love of tech with anyone I c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What is this Chanel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hare my experience working on projects</text:p>
              </text:list-item>
              <text:list-item>
                <text:p>Share my knowledge </text:p>
              </text:list-item>
              <text:list-item>
                <text:p>Dispel the fear and ignorance around tech</text:p>
              </text:list-item>
              <text:list-item>
                <text:p>A reason to try something ne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y Setu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aptop</text:p>
                <text:list>
                  <text:list-item>
                    <text:p>Originally Windows 8 to 10 upgrade era</text:p>
                    <text:list>
                      <text:list-item>
                        <text:p>Performance Issues regardless of resource usage</text:p>
                      </text:list-item>
                      <text:list-item>
                        <text:p>Barely able to handle basic web pages</text:p>
                      </text:list-item>
                    </text:list>
                  </text:list-item>
                  <text:list-item>
                    <text:p>Cracked LCD touchscreen </text:p>
                    <text:list>
                      <text:list-item>
                        <text:p>Both ugly and no touch detection for the bottom half of screen</text:p>
                      </text:list-item>
                    </text:list>
                  </text:list-item>
                  <text:list-item>
                    <text:p>Reoccuring Issues</text:p>
                    <text:list>
                      <text:list-item>
                        <text:p>WiFi and Bluetooth connectivity issues at wake up</text:p>
                      </text:list-item>
                      <text:list-item>
                        <text:p>Weird touch pad jitter and functional problems requires reboot to temporarily cle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y Setu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Work Desk Area</text:p>
                <text:list>
                  <text:list-item>
                    <text:p>WFH – Corner desk with multiple monitors, doc, convertible laptop</text:p>
                  </text:list-item>
                  <text:list-item>
                    <text:p>Personal – Wooden folding table t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y Setu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bile Phone</text:p>
                <text:list>
                  <text:list-item>
                    <text:p>Hardware OK</text:p>
                  </text:list-item>
                  <text:list-item>
                    <text:p>OS and UI is not great, limited functionality and customization</text:p>
                  </text:list-item>
                  <text:list-item>
                    <text:p>Missed features and awkward functionality</text:p>
                  </text:list-item>
                  <text:list-item>
                    <text:p>Built to be used like a mobile phone and not a comput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7T09:10:16.856824487</meta:creation-date>
    <meta:editing-duration>PT35M40S</meta:editing-duration>
    <meta:editing-cycles>2</meta:editing-cycles>
    <meta:generator>LibreOffice/7.3.6.2$Linux_X86_64 LibreOffice_project/30$Build-2</meta:generator>
    <dc:title>Blue Curve</dc:title>
    <dc:date>2022-11-08T11:10:32.810888075</dc:date>
    <meta:document-statistic meta:object-count="58"/>
  </office:meta>
</office:document-meta>
</file>